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3 segundos</text:p>
          </table:table-cell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13 segundos</text:p>
          </table:table-cell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50" calcext:value-type="float">
            <text:p>1050</text:p>
          </table:table-cell>
          <table:table-cell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5 segundos</text:p>
          </table:table-cell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20 segundos</text:p>
          </table:table-cell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2:41:04.120606720</meta:creation-date>
    <dc:date>2021-11-06T13:44:40.526330175</dc:date>
    <meta:editing-duration>PT32M27S</meta:editing-duration>
    <meta:editing-cycles>6</meta:editing-cycles>
    <meta:generator>LibreOffice/6.0.7.3$Linux_X86_64 LibreOffice_project/00m0$Build-3</meta:generator>
    <meta:document-statistic meta:table-count="1" meta:cell-count="68" meta:object-count="0"/>
  </office:meta>
</office:document-meta>
</file>